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eb6" officeooo:paragraph-rsid="001fdeb6"/>
    </style:style>
    <style:style style:name="P2" style:family="paragraph" style:parent-style-name="Standard">
      <style:paragraph-properties fo:text-align="end" style:justify-single-word="false"/>
      <style:text-properties officeooo:rsid="001fdeb6" officeooo:paragraph-rsid="001fdeb6"/>
    </style:style>
    <style:style style:name="P3" style:family="paragraph" style:parent-style-name="Standard">
      <style:paragraph-properties fo:text-align="start" style:justify-single-word="false"/>
      <style:text-properties officeooo:rsid="001fdeb6" officeooo:paragraph-rsid="00290f7a"/>
    </style:style>
    <style:style style:name="P4" style:family="paragraph" style:parent-style-name="Standard">
      <style:text-properties officeooo:paragraph-rsid="001fdeb6"/>
    </style:style>
    <style:style style:name="P5" style:family="paragraph" style:parent-style-name="Standard">
      <style:text-properties officeooo:rsid="00200e83" officeooo:paragraph-rsid="00200e83"/>
    </style:style>
    <style:style style:name="P6" style:family="paragraph" style:parent-style-name="Standard">
      <style:text-properties officeooo:rsid="00200e83" officeooo:paragraph-rsid="0021ed08" loext:padding="0cm" loext:border="none"/>
    </style:style>
    <style:style style:name="P7" style:family="paragraph" style:parent-style-name="Standard">
      <style:text-properties fo:font-weight="bold" officeooo:rsid="0021bd2b" officeooo:paragraph-rsid="0021bd2b" style:font-weight-asian="bold" style:font-weight-complex="bold"/>
    </style:style>
    <style:style style:name="P8" style:family="paragraph" style:parent-style-name="Standard">
      <style:text-properties fo:font-weight="bold" officeooo:rsid="0021ed08" officeooo:paragraph-rsid="0021ed08" style:font-weight-asian="bold" style:font-weight-complex="bold"/>
    </style:style>
    <style:style style:name="P9" style:family="paragraph" style:parent-style-name="Standard">
      <style:text-properties fo:font-weight="bold" officeooo:rsid="00231a75" officeooo:paragraph-rsid="00231a75" style:font-weight-asian="bold" style:font-weight-complex="bold"/>
    </style:style>
    <style:style style:name="P10" style:family="paragraph" style:parent-style-name="Standard">
      <style:text-properties officeooo:rsid="0021bd2b" officeooo:paragraph-rsid="0021bd2b"/>
    </style:style>
    <style:style style:name="P11" style:family="paragraph" style:parent-style-name="Standard">
      <style:text-properties officeooo:paragraph-rsid="0021ed08"/>
    </style:style>
    <style:style style:name="P12" style:family="paragraph" style:parent-style-name="Standard">
      <style:text-properties fo:font-weight="normal" officeooo:rsid="0021ed08" officeooo:paragraph-rsid="0021ed08" style:font-weight-asian="normal" style:font-weight-complex="normal"/>
    </style:style>
    <style:style style:name="P13" style:family="paragraph" style:parent-style-name="Standard">
      <style:text-properties officeooo:rsid="00231a75" officeooo:paragraph-rsid="00231a75"/>
    </style:style>
    <style:style style:name="P14" style:family="paragraph" style:parent-style-name="Standard">
      <style:text-properties officeooo:rsid="0023257b" officeooo:paragraph-rsid="0023257b"/>
    </style:style>
    <style:style style:name="P15" style:family="paragraph" style:parent-style-name="Standard">
      <style:text-properties officeooo:rsid="0023257b" officeooo:paragraph-rsid="00256150"/>
    </style:style>
    <style:style style:name="P16" style:family="paragraph" style:parent-style-name="Standard">
      <style:text-properties officeooo:rsid="0023257b" officeooo:paragraph-rsid="0023257b" loext:padding="0cm" loext:border="none"/>
    </style:style>
    <style:style style:name="P17" style:family="paragraph" style:parent-style-name="Standard">
      <style:text-properties officeooo:rsid="0023257b" officeooo:paragraph-rsid="00256150" loext:padding="0cm" loext:border="none"/>
    </style:style>
    <style:style style:name="P18" style:family="paragraph" style:parent-style-name="Standard">
      <style:text-properties officeooo:rsid="0024f3d0" officeooo:paragraph-rsid="0024f3d0"/>
    </style:style>
    <style:style style:name="P19" style:family="paragraph" style:parent-style-name="Standard">
      <style:text-properties officeooo:rsid="00256150" officeooo:paragraph-rsid="00256150"/>
    </style:style>
    <style:style style:name="P20" style:family="paragraph" style:parent-style-name="Standard">
      <style:text-properties officeooo:rsid="00256150" officeooo:paragraph-rsid="00256150" loext:padding="0cm" loext:border="none"/>
    </style:style>
    <style:style style:name="P21" style:family="paragraph" style:parent-style-name="Standard">
      <style:text-properties officeooo:rsid="00267c8d" officeooo:paragraph-rsid="00267c8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67c8d" officeooo:paragraph-rsid="00267c8d" style:font-weight-asian="bold" style:font-weight-complex="bold"/>
    </style:style>
    <style:style style:name="P23" style:family="paragraph" style:parent-style-name="Standard">
      <style:text-properties officeooo:rsid="0027317e" officeooo:paragraph-rsid="0027317e"/>
    </style:style>
    <style:style style:name="P24" style:family="paragraph" style:parent-style-name="Standard">
      <style:text-properties officeooo:rsid="0021ed08" officeooo:paragraph-rsid="0021ed08" loext:padding="0cm" loext:border="none"/>
    </style:style>
    <style:style style:name="T1" style:family="text">
      <style:text-properties officeooo:rsid="0021ed08"/>
    </style:style>
    <style:style style:name="T2" style:family="text">
      <style:text-properties loext:padding="0cm" loext:border="none"/>
    </style:style>
    <style:style style:name="T3" style:family="text">
      <style:text-properties fo:font-weight="bold" officeooo:rsid="001fdeb6" style:font-weight-asian="bold" style:font-weight-complex="bold"/>
    </style:style>
    <style:style style:name="T4" style:family="text">
      <style:text-properties officeooo:rsid="00231a75" loext:padding="0cm" loext:border="none"/>
    </style:style>
    <style:style style:name="T5" style:family="text">
      <style:text-properties officeooo:rsid="00290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1 </text:p>
      <text:p text:style-name="P2"><text:s text:c="3"/><text:span text:style-name="T5">Nota de avance 40</text:span></text:p>
      <text:p text:style-name="P1">SAF Sistema Autónomo de Facturación</text:p>
      <text:p text:style-name="P1"/>
      <text:p text:style-name="P14">En unos crud editar carga los datos en el Insert y en otros los edita en la misma linea</text:p>
      <text:p text:style-name="P1"/>
      <text:p text:style-name="P1">CRUD Presentación: </text:p>
      <text:p text:style-name="P4"><text:span text:style-name="T3">Inserta registros duplicados </text:span><text:span text:style-name="T2">💀</text:span></text:p>
      <text:p text:style-name="P1">Editar debe permitir cambiar Nombre y verificar si ya existe el registro</text:p>
      <text:p text:style-name="P5">Al final de la vista insertar un div con un boton Cargar registros que no están en uso (carga los que se borraron y se les puso el bit estado = 0)</text:p>
      <text:p text:style-name="P5"/>
      <text:p text:style-name="P7">Medidas</text:p>
      <text:p text:style-name="P10">Insertar En caso de que el registro no se inserte por cualquier condición No se genera el string temporal con la información para cargarse denuevo.</text:p>
      <text:p text:style-name="P10">Insertar Validación para registro duplicado no es funcional (Kilogramos, Kilogramo) </text:p>
      <text:p text:style-name="P11"><text:span text:style-name="T1">Editar Si se modifica un registro y se le pone el nombre de uno ya existente, elimina completamente el registro</text:span><text:span text:style-name="T2">💀</text:span></text:p>
      <text:p text:style-name="P11"><text:span text:style-name="T2"/></text:p>
      <text:p text:style-name="P8">Tipo Unidad</text:p>
      <text:p text:style-name="P12">Modificar boton finalizar</text:p>
      <text:p text:style-name="P12">Modificar si modifica el registro y pone un nombre igual al que ya existe deja guardarlo <text:span text:style-name="T2">💀</text:span></text:p>
      <text:p text:style-name="P6">Al final de la vista insertar un div con un boton Cargar registros que no están en uso (carga los que se borraron y se les puso el bit estado = 0)</text:p>
      <text:p text:style-name="P24">Modificar debe indicar al usuario que ya hay medidas asociadas (y cuales son) a ese tipo de unidad</text:p>
      <text:p text:style-name="P10"/>
      <text:p text:style-name="P9">Lote</text:p>
      <text:p text:style-name="P13">Insertar Producto→ ese select debe ser sustituido por un imput para que el usuario ingrese el código de barras del producto.</text:p>
      <text:p text:style-name="P13">Porentaje (hasta mal escrito) no debe ir en este crud, eso va en el de compra.</text:p>
      <text:p text:style-name="P13">Inserta Guarda un registro con fecha compra futura y fecha vencimiento pasada<text:span text:style-name="T2">💀</text:span></text:p>
      <text:p text:style-name="P16">Editar no carga Producto en el select</text:p>
      <text:p text:style-name="P14"><text:span text:style-name="T2">Editar permite </text:span><text:span text:style-name="T4">Guarda un registro con fecha compra futura y fecha vencimiento pasada💀</text:span></text:p>
      <text:p text:style-name="P14"><text:span text:style-name="T2"/></text:p>
      <text:p text:style-name="P14"><text:span text:style-name="T2"/></text:p>
      <text:p text:style-name="P20">Crear una vista árbol </text:p>
      <text:p text:style-name="P16">CRUD Categoría</text:p>
      <text:p text:style-name="P18"><text:span text:style-name="T2">Editar si se escribe un nombre que ya existe igual lo guarda</text:span><text:span text:style-name="T4">💀</text:span></text:p>
      <text:p text:style-name="P19"><text:span text:style-name="T4">I</text:span><text:span text:style-name="T2">nserta Alimento, Alimentos</text:span></text:p>
      <text:p text:style-name="P17">Crear un CRUD Subcategoría de productos</text:p>
      <text:p text:style-name="P15"><text:span text:style-name="T2">Editar permite </text:span><text:span text:style-name="T4">Guarda un registro con fecha compra futura y fecha vencimiento pasada💀</text:span></text:p>
      <text:p text:style-name="P5"/>
      <text:p text:style-name="P22">Estructura</text:p>
      <text:p text:style-name="P23">business</text:p>
      <text:p text:style-name="P21">Homologación nomenclatura</text:p>
      <text:p text:style-name="P21">categoryActionModify.php</text:p>
      <text:p text:style-name="P21">actionTipoUnidadMod.php</text:p>
      <text:p text:style-name="P21">loteActionEdit.php</text:p>
      <text:p text:style-name="P21"/>
      <text:p text:style-name="P23">Dominio pasa lo mismo</text:p>
      <text:p text:style-name="P23">y todo el resto del proyecto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07:08:25.099782417</meta:creation-date>
    <dc:date>2024-09-03T07:10:32.703412419</dc:date>
    <meta:editing-duration>PT10M</meta:editing-duration>
    <meta:editing-cycles>4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37" meta:word-count="334" meta:character-count="1943" meta:non-whitespace-character-count="1639"/>
  </office:meta>
</office:document-meta>
</file>